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ambria" fo:font-size="12pt" fo:font-weight="bold" style:font-size-asian="12pt" style:font-weight-asian="bold" style:font-name-complex="Courier New2"/>
    </style:style>
    <style:style style:name="P2" style:family="paragraph" style:parent-style-name="Standard" style:master-page-name="Standard">
      <style:paragraph-properties fo:text-align="center" style:justify-single-word="false" style:page-number="auto"/>
    </style:style>
    <style:style style:name="P3" style:family="paragraph" style:parent-style-name="List_20_Paragraph" style:list-style-name="WWNum1"/>
    <style:style style:name="P4" style:family="paragraph" style:parent-style-name="List_20_Paragraph" style:list-style-name="WWNum1">
      <style:paragraph-properties fo:text-align="justify" style:justify-single-word="false"/>
    </style:style>
    <style:style style:name="P5" style:family="paragraph" style:parent-style-name="List_20_Paragraph" style:list-style-name="WWNum1">
      <style:paragraph-properties fo:margin-top="0cm" fo:margin-bottom="0cm" style:contextual-spacing="true"/>
    </style:style>
    <style:style style:name="T1" style:family="text">
      <style:text-properties style:font-name="Cambria" fo:font-size="14pt" fo:font-weight="bold" style:font-size-asian="14pt" style:font-weight-asian="bold" style:font-name-complex="Courier New2"/>
    </style:style>
    <style:style style:name="T2" style:family="text">
      <style:text-properties style:font-name="Cambria" fo:font-size="12pt" style:font-size-asian="12pt" style:font-name-complex="Courier New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tokoll Vorbesprechung Repair Cafe 17.01.15</text:span></text:p>
      <text:p text:style-name="P1"/>
      <text:list xml:id="list874400182157561685" text:style-name="WWNum1">
        <text:list-item>
          <text:p text:style-name="P5"><text:span text:style-name="T2">Der Termin am 17.07 in der Alleestraße ist falsch. Auf der Homepage muss der Termin in den 18.07 geändert werden.</text:span></text:p>
        </text:list-item>
        <text:list-item>
          <text:p text:style-name="P3"><text:span text:style-name="T2">Termine in der Alsenstraße werden sein: 30.05 und 28.11.</text:span></text:p>
        </text:list-item>
      </text:list>
      <text:p text:style-name="List_20_Paragraph"><text:span text:style-name="T2">Steffa trägt die Termine in den Alsenkalender ein.</text:span></text:p>
      <text:list xml:id="list223618256090385" text:continue-numbering="true" text:style-name="WWNum1">
        <text:list-item>
          <text:p text:style-name="P3"><text:span text:style-name="T2">Magnettafel für das neue Anmeldesystem: Metallregalboden aus dem Keller</text:span></text:p>
        </text:list-item>
      </text:list>
      <text:p text:style-name="List_20_Paragraph"><text:span text:style-name="T2">Reparaturbereiche: Fahrrad, Mechanische Probleme, Motorgeräte, CD-Player, HiFi-Geräte, …</text:span></text:p>
      <text:list xml:id="list223618597172511" text:continue-numbering="true" text:style-name="WWNum1">
        <text:list-item>
          <text:p text:style-name="P3"><text:span text:style-name="T2">Thekendienst am Samstag übernehmen Mitglieder des Labors</text:span></text:p>
        </text:list-item>
        <text:list-item>
          <text:p text:style-name="P3"><text:span text:style-name="T2">Werner und Steffi kümmern sich um die Lebensmittel vom Foodsharing</text:span></text:p>
        </text:list-item>
        <text:list-item>
          <text:p text:style-name="P3"><text:span text:style-name="T2">Frühstück organisiert Sophia</text:span></text:p>
        </text:list-item>
        <text:list-item>
          <text:p text:style-name="P3"><text:span text:style-name="T2">Um 10 Uhr Treffen am Labor, Aufbau</text:span></text:p>
        </text:list-item>
        <text:list-item>
          <text:p text:style-name="P3"><text:span text:style-name="T2">11 Uhr Frühstück</text:span></text:p>
        </text:list-item>
        <text:list-item>
          <text:p text:style-name="P3"><text:span text:style-name="T2">12 Uhr Beginn Repair Cafe</text:span></text:p>
        </text:list-item>
        <text:list-item>
          <text:p text:style-name="P3"><text:span text:style-name="T2">Anmeldung wird von Sophia und Steffa übernommen</text:span></text:p>
        </text:list-item>
        <text:list-item>
          <text:p text:style-name="P3"><text:span text:style-name="T2">Tanja von der Alsenstraße hilft beim Kochen des Abendbrots</text:span></text:p>
        </text:list-item>
        <text:list-item>
          <text:p text:style-name="P3"><text:span text:style-name="T2">Steffa schreibt die Pressemitteilung/Vorankündigung nur an den Stadtspiegel</text:span></text:p>
        </text:list-item>
        <text:list-item>
          <text:p text:style-name="P3"><text:span text:style-name="T2">Bei Antworten auf E-Mails aus dem Repair-Cafe-Verteiler soll der Verteiler selbst mit in den CC oder BCC, damit alle informiert sind und nicht doppelt oder gar nicht geantwortet wird</text:span></text:p>
        </text:list-item>
        <text:list-item>
          <text:p text:style-name="P3"><text:span text:style-name="T2">Orga-Treffen-Termine sollen in Zukunft auch auf die Homepage mit dem Hinweis, dass interessierte neue Reparateure und Selbstgründer dazu kommen können.</text:span></text:p>
        </text:list-item>
        <text:list-item>
          <text:p text:style-name="P3"><text:span text:style-name="T2">Sophia und Thomas drucken ein Poster für den Eingang zum Labor (Wegweiser für Besucher)</text:span></text:p>
        </text:list-item>
        <text:list-item>
          <text:p text:style-name="P3"><text:span text:style-name="T2">Anfrage Heldenmarkt 28./29.03 in der Jahrhunderthalle:</text:span></text:p>
          <text:list>
            <text:list-item>
              <text:p text:style-name="P3"><text:span text:style-name="T2">Kein Repair Cafe oder Vortrag</text:span></text:p>
            </text:list-item>
            <text:list-item>
              <text:p text:style-name="P4"><text:span text:style-name="T2">Eventuell wird ein Werbestand in Betracht gezogen, an dem zwei Vertreter stehen und für neue Reparateure und Selbstgründer werben. Stand kann auch nur einen Tag betrieben werden. Freiwillige für die Standbetreuung werden schnellstmöglich gesucht.</text:span></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phia</meta:initial-creator>
    <dc:creator>Sophia</dc:creator>
    <meta:editing-cycles>1</meta:editing-cycles>
    <meta:creation-date>2015-01-16T16:28:00</meta:creation-date>
    <dc:date>2015-01-16T16:41:00</dc:date>
    <meta:editing-duration>P0D</meta:editing-duration>
    <meta:generator>LibreOffice/4.2.7.2$Linux_x86 LibreOffice_project/420m0$Build-2</meta:generator>
    <meta:document-statistic meta:table-count="0" meta:image-count="0" meta:object-count="0" meta:page-count="1" meta:paragraph-count="21" meta:word-count="244" meta:character-count="1595" meta:non-whitespace-character-count="139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